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Times New Roman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P23" style:family="paragraph" style:parent-style-name="Text_20_body" style:list-style-name="L3">
      <style:paragraph-properties fo:text-align="start" style:justify-single-word="false"/>
      <style:text-properties style:font-name="Times New Roman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P24" style:family="paragraph" style:parent-style-name="Text_20_body" style:list-style-name="L1">
      <style:paragraph-properties fo:text-align="start" style:justify-single-word="false" fo:break-before="page"/>
      <style:text-properties fo:font-size="18.5pt" fo:font-weight="bold" style:font-size-asian="18.5pt" style:font-weight-asian="bold" style:font-size-complex="18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name-asian="Cambria" style:font-size-asian="12pt" style:font-name-complex="Cambria" style:font-size-complex="12pt"/>
    </style:style>
    <style:style style:name="T4" style:family="text">
      <style:text-properties style:font-name="Times New Roman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T5" style:family="text">
      <style:text-properties fo:font-size="12pt"/>
    </style:style>
    <style:style style:name="T6" style:family="text">
      <style:text-properties style:font-name-asian="Cambria"/>
    </style:style>
    <style:style style:name="T7" style:family="text">
      <style:text-properties style:font-size-asian="12pt"/>
    </style:style>
    <style:style style:name="T8" style:family="text">
      <style:text-properties style:font-name-complex="Cambria"/>
    </style:style>
    <style:style style:name="T9" style:family="text">
      <style:text-properties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Title">COSTES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10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1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>javvilram@alum.us.es</text:a></text:p>
          </table:table-cell>
        </table:table-row>
      </table:table>
      <text:p text:style-name="P11"/>
      <text:p text:style-name="P15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12"/>
      <text:p text:style-name="P14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9">1</text:p>
          </table:table-cell>
          <table:table-cell table:style-name="Tabla4.A3" office:value-type="string">
            <text:p text:style-name="P9">Alejandro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9">10/12/2017</text:p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</table:table>
      <text:p text:style-name="P12"/>
      <text:list xml:id="list37552921" text:style-name="L1">
        <text:list-item>
          <text:p text:style-name="P24">Costes del proyecto</text:p>
          <text:p text:style-name="P17">1.1. Costes directos</text:p>
          <text:p text:style-name="P17">- Costes de personal:</text:p>
          <text:list>
            <text:list-header>
              <text:p text:style-name="P18">- Jefe de proyecto: </text:p>
              <text:list>
                <text:list-header>
                  <text:p text:style-name="P18">Total bruto: 2135,00€</text:p>
                  <text:p text:style-name="P18">Seguridad Social: 878,43€</text:p>
                  <text:p text:style-name="P18">Tipo SS(2) : 6,35%</text:p>
                  <text:p text:style-name="P18">Coste total Empresa: 2773,37€</text:p>
                  <text:p text:style-name="P18">Indemnización por fin de obra: 76,86€</text:p>
                </text:list-header>
              </text:list>
              <text:p text:style-name="P18">- Analista (2x): </text:p>
              <text:list text:continue-numbering="true">
                <text:list-header>
                  <text:p text:style-name="P18">Total bruto: 1672,45€</text:p>
                  <text:p text:style-name="P18">Seguridad Social: 878,43€</text:p>
                  <text:p text:style-name="P18">Tipo SS(2) : 6,35%</text:p>
                  <text:p text:style-name="P18">Coste total Empresa: 2172,55€</text:p>
                  <text:p text:style-name="P18">Indemnización por fin de obra: 60,19</text:p>
                </text:list-header>
              </text:list>
              <text:p text:style-name="P18">- Progamador (2x): </text:p>
              <text:list text:continue-numbering="true">
                <text:list-header>
                  <text:p text:style-name="P18">Total bruto: 1175,40€</text:p>
                  <text:p text:style-name="P18">Seguridad Social: 878,43€</text:p>
                  <text:p text:style-name="P18">Tipo SS(2) : 6,35%</text:p>
                  <text:p text:style-name="P18">Coste total Empresa: 1526,84€</text:p>
                  <text:p text:style-name="P18">Indemnización por fin de obra: 54,94€</text:p>
                </text:list-header>
              </text:list>
            </text:list-header>
          </text:list>
        </text:list-item>
      </text:list>
      <text:p text:style-name="P13"><text:tab/>TOTAL PERSONAL: 10.479,29€</text:p>
      <text:p text:style-name="P13"/>
      <text:list xml:id="list37635170" text:continue-numbering="true" text:style-name="L1">
        <text:list-header>
          <text:p text:style-name="P17">1.2. Costes indirectos</text:p>
          <text:p text:style-name="P18"><text:s/>- Amortizaciones:</text:p>
          <text:list text:continue-numbering="true">
            <text:list-header>
              <text:p text:style-name="P21"><text:span text:style-name="T1">- </text:span><text:span text:style-name="T3">Un equipo de 1.600€ se amortizará a un ritmo de 400€ anuales, 33,33€.</text:span></text:p>
              <text:p text:style-name="P22">- 33,33€ x 5 equipos = 166,65€</text:p>
            </text:list-header>
          </text:list>
          <text:p text:style-name="P18">- <text:s/>Alquiler local:</text:p>
          <text:list text:continue-numbering="true">
            <text:list-header>
              <text:p text:style-name="P18">- 1450€</text:p>
            </text:list-header>
          </text:list>
        </text:list-header>
      </text:list>
      <text:list xml:id="list37527077" text:style-name="L2">
        <text:list-header>
          <text:p text:style-name="P19"><text:s/>- <text:s/>Gastos de oficina:</text:p>
          <text:list>
            <text:list-header>
              <text:p text:style-name="P19">- 100€</text:p>
            </text:list-header>
          </text:list>
        </text:list-header>
      </text:list>
      <text:list xml:id="list37633439" text:continue-list="list37635170" text:style-name="L1">
        <text:list-header>
          <text:p text:style-name="P18"><text:s/>- Energía eléctrica:</text:p>
          <text:list text:continue-numbering="true">
            <text:list-header>
              <text:p text:style-name="P18">- 45,4 kw/h</text:p>
              <text:p text:style-name="P18">- 0,20 €/kw/h x 5 personas</text:p>
              <text:p text:style-name="P18">- Total: 45,4€</text:p>
            </text:list-header>
          </text:list>
          <text:p text:style-name="P18"><text:soft-page-break/><text:s/>- Internet: </text:p>
          <text:list text:continue-numbering="true">
            <text:list-header>
              <text:p text:style-name="P18">- Horas: 155 horas</text:p>
              <text:p text:style-name="P18">- Total: 34,00€</text:p>
            </text:list-header>
          </text:list>
          <text:p text:style-name="P18"><text:s text:c="2"/>- Reserva retraso:</text:p>
          <text:list text:continue-numbering="true">
            <text:list-header>
              <text:p text:style-name="P21"><text:span text:style-name="T1">- <text:s/></text:span><text:span text:style-name="T3">Reserva = 0,01 · 5 días · Total = 613,67€</text:span></text:p>
              <text:p text:style-name="P22">- Total: 12,275,34€</text:p>
              <text:p text:style-name="P22">- Reserva costes indirectos = 254,33€</text:p>
              <text:p text:style-name="P22">- Subtotal = 868€</text:p>
            </text:list-header>
          </text:list>
        </text:list-header>
      </text:list>
      <text:list xml:id="list37589636" text:style-name="L3">
        <text:list-item>
          <text:list>
            <text:list-item>
              <text:p text:style-name="P23">Beneficio:</text:p>
              <text:p text:style-name="P23">25% de los costes directos e indirectos del proyecto:</text:p>
              <text:p text:style-name="P20"><text:span text:style-name="T3">25% (10479,29 + 2664,5) = 3285,98€</text:span></text:p>
            </text:list-item>
          </text:list>
        </text:list-item>
      </text:list>
      <text:list xml:id="list37642033" text:continue-list="list37633439" text:style-name="L1">
        <text:list-header>
          <text:p text:style-name="P18"><text:s/></text:p>
          <text:p text:style-name="P17">1.3. Costes totales</text:p>
          <text:p text:style-name="P17"><text:s/>- <text:span text:style-name="T1">Costes directos: 10.479,29 €</text:span></text:p>
          <text:p text:style-name="P21"><text:span text:style-name="T1"><text:s/>- Costes indirectos: 2664,5</text:span><text:span text:style-name="T4">€</text:span></text:p>
          <text:p text:style-name="P21"><text:span text:style-name="T4">- Reservas: 868€</text:span></text:p>
          <text:p text:style-name="P21"><text:span text:style-name="T4">- Beneficio : 3285,98€</text:span></text:p>
          <text:p text:style-name="P21"><text:span text:style-name="T4">- Total sin impuestos:17297,77€</text:span></text:p>
          <text:p text:style-name="P21"><text:span text:style-name="T4">- IVA : 3632,54€</text:span></text:p>
          <text:p text:style-name="P18">- Costes totales: 20930,3€</text:p>
          <text:p text:style-name="P18"/>
          <text:list text:continue-numbering="true">
            <text:list-header>
              <text:p text:style-name="P18"><text:tab/><text:tab/><text:tab/><text:tab/></text:p>
              <text:p text:style-name="P18"><text:tab/><text:tab/><text:tab/><text:tab/><text:tab/><text:tab/><text:tab/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[VERSIÓN]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[TITULO DEL DOCUMENTO] - [VERSIÓN]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5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2M50S</meta:editing-duration>
    <meta:editing-cycles>15</meta:editing-cycles>
    <meta:generator>OpenOffice.org/3.2$Win32 OpenOffice.org_project/320m18$Build-9502</meta:generator>
    <dc:date>2017-12-19T17:45:22.78</dc:date>
    <meta:document-statistic meta:table-count="4" meta:image-count="0" meta:object-count="0" meta:page-count="5" meta:paragraph-count="86" meta:word-count="292" meta:character-count="1719"/>
    <meta:user-defined meta:name="Info 1"/>
    <meta:user-defined meta:name="Info 2"/>
    <meta:user-defined meta:name="Info 3"/>
    <meta:user-defined meta:name="Info 4"/>
  </office:meta>
</office:document-meta>
</file>